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fcb" officeooo:paragraph-rsid="0014bfcb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6d3397" officeooo:paragraph-rsid="006d339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a77aaf" officeooo:paragraph-rsid="00a77aaf" style:font-weight-asian="bold" style:font-weight-complex="bold"/>
    </style:style>
    <style:style style:name="P4" style:family="paragraph" style:parent-style-name="Standard">
      <style:text-properties officeooo:rsid="006f2de6" officeooo:paragraph-rsid="006f2de6"/>
    </style:style>
    <style:style style:name="P5" style:family="paragraph" style:parent-style-name="Standard">
      <style:text-properties officeooo:rsid="00a77aaf" officeooo:paragraph-rsid="00a77aaf"/>
    </style:style>
    <style:style style:name="P6" style:family="paragraph" style:parent-style-name="Standard">
      <style:text-properties officeooo:rsid="00a91988" officeooo:paragraph-rsid="00a91988"/>
    </style:style>
    <style:style style:name="P7" style:family="paragraph" style:parent-style-name="Standard">
      <style:text-properties officeooo:rsid="00aa24ef" officeooo:paragraph-rsid="00aa24ef"/>
    </style:style>
    <style:style style:name="P8" style:family="paragraph" style:parent-style-name="Standard">
      <style:text-properties officeooo:rsid="00ac493f" officeooo:paragraph-rsid="00ac493f"/>
    </style:style>
    <style:style style:name="P9" style:family="paragraph" style:parent-style-name="Standard">
      <style:text-properties officeooo:rsid="00ae2102" officeooo:paragraph-rsid="00ae2102"/>
    </style:style>
    <style:style style:name="P10" style:family="paragraph" style:parent-style-name="Standard">
      <style:text-properties officeooo:rsid="00aea74e" officeooo:paragraph-rsid="00aea74e"/>
    </style:style>
    <style:style style:name="P11" style:family="paragraph" style:parent-style-name="Standard">
      <style:text-properties officeooo:rsid="00af93a5" officeooo:paragraph-rsid="00af93a5"/>
    </style:style>
    <style:style style:name="P12" style:family="paragraph" style:parent-style-name="Standard">
      <style:text-properties officeooo:paragraph-rsid="00af93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77aaf" style:font-weight-asian="bold" style:font-weight-complex="bold"/>
    </style:style>
    <style:style style:name="T3" style:family="text">
      <style:text-properties officeooo:rsid="00a77aaf"/>
    </style:style>
    <style:style style:name="T4" style:family="text">
      <style:text-properties officeooo:rsid="00aea74e"/>
    </style:style>
    <style:style style:name="T5" style:family="text">
      <style:text-properties officeooo:rsid="00af93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tion</text:p>
      <text:p text:style-name="P3">Qucom-learn</text:p>
      <text:p text:style-name="P1"/>
      <text:p text:style-name="P4"><text:span text:style-name="T1">0. </text:span><text:span text:style-name="T2">Referensi</text:span></text:p>
      <text:p text:style-name="P9"><text:span text:style-name="T2">0.</text:span><text:span text:style-name="T1">1. Links</text:span></text:p>
      <text:p text:style-name="P5">+ Website: <text:a xlink:type="simple" xlink:href="https://qiskit.org/" text:style-name="Internet_20_link" text:visited-style-name="Visited_20_Internet_20_Link">https://qiskit.org/</text:a></text:p>
      <text:p text:style-name="P6">+ GitHub: <text:a xlink:type="simple" xlink:href="https://github.com/Qiskit" text:style-name="Internet_20_link" text:visited-style-name="Visited_20_Internet_20_Link">https://github.com/Qiskit</text:a></text:p>
      <text:p text:style-name="P6">+ Medium: <text:a xlink:type="simple" xlink:href="https://medium.com/Qiskit" text:style-name="Internet_20_link" text:visited-style-name="Visited_20_Internet_20_Link">https://medium.com/Qiskit</text:a></text:p>
      <text:p text:style-name="P7">+ Twitter: <text:a xlink:type="simple" xlink:href="https://twitter.com/Qiskit" text:style-name="Internet_20_link" text:visited-style-name="Visited_20_Internet_20_Link">https://twitter.com/Qiskit</text:a> </text:p>
      <text:p text:style-name="P6">+ Slack: <text:a xlink:type="simple" xlink:href="https://app.slack.com/client/T7RSPHKK2/CB9QJUPE2" text:style-name="Internet_20_link" text:visited-style-name="Visited_20_Internet_20_Link">https://app.slack.com/client/T7RSPHKK2/CB9QJUPE2</text:a></text:p>
      <text:p text:style-name="P8">+ YouTube: <text:a xlink:type="simple" xlink:href="https://www.youtube.com/Qiskit" text:style-name="Internet_20_link" text:visited-style-name="Visited_20_Internet_20_Link">https://www.youtube.com/Qiskit</text:a></text:p>
      <text:p text:style-name="P8"/>
      <text:p text:style-name="P11">Book</text:p>
      <text:p text:style-name="P12"><text:span text:style-name="T5">+ </text:span>Quantum Computing Solutions: Solving Real-World Problems Using Quantum Computing and Algorithms. <text:a xlink:type="simple" xlink:href="https://www.apress.com/gp/book/9781484265154" text:style-name="Internet_20_link" text:visited-style-name="Visited_20_Internet_20_Link">https://www.apress.com/gp/book/9781484265154</text:a> <text:s/><text:span text:style-name="T5">| Code: </text:span><text:a xlink:type="simple" xlink:href="https://github.com/Apress/Quantum-Computing-Solutions" text:style-name="Internet_20_link" text:visited-style-name="Visited_20_Internet_20_Link"><text:span text:style-name="T5">https://github.com/Apress/Quantum-Computing-Solutions</text:span></text:a><text:span text:style-name="T5"> </text:span></text:p>
      <text:p text:style-name="P9"/>
      <text:p text:style-name="P9">0.2. Instalasi</text:p>
      <text:p text:style-name="P9">$ pip<text:span text:style-name="T4">3</text:span> install -U pip &amp;&amp; pip<text:span text:style-name="T4">3</text:span> install qiskit</text:p>
      <text:p text:style-name="P9"/>
      <text:p text:style-name="P10">1. Getting Started with Qiskit</text:p>
      <text:p text:style-name="P10">UR: <text:a xlink:type="simple" xlink:href="https://qiskit.org/documentation/getting_started.html" text:style-name="Internet_20_link" text:visited-style-name="Visited_20_Internet_20_Link">https://qiskit.org/documentation/getting_started.html</text:a> 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8:28:38.708181023</meta:creation-date>
    <dc:date>2021-01-17T21:18:55.881121325</dc:date>
    <meta:editing-duration>PT16H51M33S</meta:editing-duration>
    <meta:editing-cycles>124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59" meta:character-count="639" meta:non-whitespace-character-count="592"/>
  </office:meta>
</office:document-meta>
</file>